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3"/>
        </table:table-row>
        <table:table-row table:style-name="ro1">
          <table:table-cell office:value-type="float" office:value="20190101" calcext:value-type="float">
            <text:p>20190101</text:p>
          </table:table-cell>
          <table:table-cell table:number-columns-repeated="4"/>
        </table:table-row>
        <table:table-row table:style-name="ro1">
          <table:table-cell office:value-type="float" office:value="20190102" calcext:value-type="float">
            <text:p>20190102</text:p>
          </table:table-cell>
          <table:table-cell table:number-columns-repeated="4"/>
        </table:table-row>
        <table:table-row table:style-name="ro1">
          <table:table-cell office:value-type="float" office:value="20190103" calcext:value-type="float">
            <text:p>20190103</text:p>
          </table:table-cell>
          <table:table-cell table:number-columns-repeated="4"/>
        </table:table-row>
        <table:table-row table:style-name="ro1">
          <table:table-cell office:value-type="float" office:value="20190104" calcext:value-type="float">
            <text:p>20190104</text:p>
          </table:table-cell>
          <table:table-cell table:number-columns-repeated="4"/>
        </table:table-row>
        <table:table-row table:style-name="ro1">
          <table:table-cell office:value-type="float" office:value="20190105" calcext:value-type="float">
            <text:p>20190105</text:p>
          </table:table-cell>
          <table:table-cell table:number-columns-repeated="4"/>
        </table:table-row>
        <table:table-row table:style-name="ro1">
          <table:table-cell office:value-type="float" office:value="20190106" calcext:value-type="float">
            <text:p>20190106</text:p>
          </table:table-cell>
          <table:table-cell table:number-columns-repeated="4"/>
        </table:table-row>
        <table:table-row table:style-name="ro1">
          <table:table-cell office:value-type="float" office:value="20190107" calcext:value-type="float">
            <text:p>20190107</text:p>
          </table:table-cell>
          <table:table-cell table:number-columns-repeated="4"/>
        </table:table-row>
        <table:table-row table:style-name="ro1">
          <table:table-cell office:value-type="float" office:value="20190108" calcext:value-type="float">
            <text:p>20190108</text:p>
          </table:table-cell>
          <table:table-cell table:number-columns-repeated="4"/>
        </table:table-row>
        <table:table-row table:style-name="ro1">
          <table:table-cell office:value-type="float" office:value="20190109" calcext:value-type="float">
            <text:p>20190109</text:p>
          </table:table-cell>
          <table:table-cell table:number-columns-repeated="4"/>
        </table:table-row>
        <table:table-row table:style-name="ro1">
          <table:table-cell office:value-type="float" office:value="20190110" calcext:value-type="float">
            <text:p>20190110</text:p>
          </table:table-cell>
          <table:table-cell table:number-columns-repeated="4"/>
        </table:table-row>
        <table:table-row table:style-name="ro1">
          <table:table-cell office:value-type="float" office:value="20190111" calcext:value-type="float">
            <text:p>20190111</text:p>
          </table:table-cell>
          <table:table-cell table:number-columns-repeated="4"/>
        </table:table-row>
        <table:table-row table:style-name="ro1">
          <table:table-cell office:value-type="float" office:value="20190112" calcext:value-type="float">
            <text:p>20190112</text:p>
          </table:table-cell>
          <table:table-cell table:number-columns-repeated="4"/>
        </table:table-row>
        <table:table-row table:style-name="ro1">
          <table:table-cell office:value-type="float" office:value="20190113" calcext:value-type="float">
            <text:p>20190113</text:p>
          </table:table-cell>
          <table:table-cell table:number-columns-repeated="4"/>
        </table:table-row>
        <table:table-row table:style-name="ro1">
          <table:table-cell office:value-type="float" office:value="20190114" calcext:value-type="float">
            <text:p>20190114</text:p>
          </table:table-cell>
          <table:table-cell table:number-columns-repeated="4"/>
        </table:table-row>
        <table:table-row table:style-name="ro1">
          <table:table-cell office:value-type="float" office:value="20190115" calcext:value-type="float">
            <text:p>20190115</text:p>
          </table:table-cell>
          <table:table-cell table:number-columns-repeated="4"/>
        </table:table-row>
        <table:table-row table:style-name="ro1">
          <table:table-cell office:value-type="float" office:value="20190116" calcext:value-type="float">
            <text:p>20190116</text:p>
          </table:table-cell>
          <table:table-cell table:number-columns-repeated="4"/>
        </table:table-row>
        <table:table-row table:style-name="ro1">
          <table:table-cell office:value-type="float" office:value="20190117" calcext:value-type="float">
            <text:p>20190117</text:p>
          </table:table-cell>
          <table:table-cell table:number-columns-repeated="4"/>
        </table:table-row>
        <table:table-row table:style-name="ro1">
          <table:table-cell office:value-type="float" office:value="20190118" calcext:value-type="float">
            <text:p>20190118</text:p>
          </table:table-cell>
          <table:table-cell table:number-columns-repeated="4"/>
        </table:table-row>
        <table:table-row table:style-name="ro1">
          <table:table-cell office:value-type="float" office:value="20190119" calcext:value-type="float">
            <text:p>20190119</text:p>
          </table:table-cell>
          <table:table-cell table:number-columns-repeated="4"/>
        </table:table-row>
        <table:table-row table:style-name="ro1">
          <table:table-cell office:value-type="float" office:value="20190120" calcext:value-type="float">
            <text:p>20190120</text:p>
          </table:table-cell>
          <table:table-cell table:number-columns-repeated="4"/>
        </table:table-row>
        <table:table-row table:style-name="ro1">
          <table:table-cell office:value-type="float" office:value="20190121" calcext:value-type="float">
            <text:p>20190121</text:p>
          </table:table-cell>
          <table:table-cell table:number-columns-repeated="4"/>
        </table:table-row>
        <table:table-row table:style-name="ro1">
          <table:table-cell office:value-type="float" office:value="20190122" calcext:value-type="float">
            <text:p>20190122</text:p>
          </table:table-cell>
          <table:table-cell table:number-columns-repeated="4"/>
        </table:table-row>
        <table:table-row table:style-name="ro1">
          <table:table-cell office:value-type="float" office:value="20190123" calcext:value-type="float">
            <text:p>20190123</text:p>
          </table:table-cell>
          <table:table-cell table:number-columns-repeated="4"/>
        </table:table-row>
        <table:table-row table:style-name="ro1">
          <table:table-cell office:value-type="float" office:value="20190124" calcext:value-type="float">
            <text:p>20190124</text:p>
          </table:table-cell>
          <table:table-cell table:number-columns-repeated="4"/>
        </table:table-row>
        <table:table-row table:style-name="ro1">
          <table:table-cell office:value-type="float" office:value="20190125" calcext:value-type="float">
            <text:p>20190125</text:p>
          </table:table-cell>
          <table:table-cell table:number-columns-repeated="4"/>
        </table:table-row>
        <table:table-row table:style-name="ro1">
          <table:table-cell office:value-type="float" office:value="20190126" calcext:value-type="float">
            <text:p>20190126</text:p>
          </table:table-cell>
          <table:table-cell table:number-columns-repeated="4"/>
        </table:table-row>
        <table:table-row table:style-name="ro1">
          <table:table-cell office:value-type="float" office:value="20190127" calcext:value-type="float">
            <text:p>20190127</text:p>
          </table:table-cell>
          <table:table-cell table:number-columns-repeated="4"/>
        </table:table-row>
        <table:table-row table:style-name="ro1">
          <table:table-cell office:value-type="float" office:value="20190128" calcext:value-type="float">
            <text:p>20190128</text:p>
          </table:table-cell>
          <table:table-cell table:number-columns-repeated="4"/>
        </table:table-row>
        <table:table-row table:style-name="ro1">
          <table:table-cell office:value-type="float" office:value="20190129" calcext:value-type="float">
            <text:p>20190129</text:p>
          </table:table-cell>
          <table:table-cell table:number-columns-repeated="4"/>
        </table:table-row>
        <table:table-row table:style-name="ro1">
          <table:table-cell office:value-type="float" office:value="20190130" calcext:value-type="float">
            <text:p>20190130</text:p>
          </table:table-cell>
          <table:table-cell table:number-columns-repeated="4"/>
        </table:table-row>
        <table:table-row table:style-name="ro1">
          <table:table-cell office:value-type="float" office:value="20190131" calcext:value-type="float">
            <text:p>20190131</text:p>
          </table:table-cell>
          <table:table-cell table:number-columns-repeated="4"/>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3"/>
        </table:table-row>
        <table:table-row table:style-name="ro1">
          <table:table-cell office:value-type="float" office:value="20190201" calcext:value-type="float">
            <text:p>20190201</text:p>
          </table:table-cell>
          <table:table-cell table:number-columns-repeated="4"/>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row>
        <table:table-row table:style-name="ro1">
          <table:table-cell office:value-type="float" office:value="20190203" calcext:value-type="float">
            <text:p>20190203</text:p>
          </table:table-cell>
          <table:table-cell table:number-columns-repeated="4"/>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row>
        <table:table-row table:style-name="ro1">
          <table:table-cell office:value-type="float" office:value="20190207" calcext:value-type="float">
            <text:p>20190207</text:p>
          </table:table-cell>
          <table:table-cell table:number-columns-repeated="4"/>
        </table:table-row>
        <table:table-row table:style-name="ro1">
          <table:table-cell office:value-type="float" office:value="20190208" calcext:value-type="float">
            <text:p>20190208</text:p>
          </table:table-cell>
          <table:table-cell table:number-columns-repeated="4"/>
        </table:table-row>
        <table:table-row table:style-name="ro1">
          <table:table-cell office:value-type="float" office:value="20190209" calcext:value-type="float">
            <text:p>20190209</text:p>
          </table:table-cell>
          <table:table-cell table:number-columns-repeated="4"/>
        </table:table-row>
        <table:table-row table:style-name="ro1">
          <table:table-cell office:value-type="float" office:value="20190210" calcext:value-type="float">
            <text:p>20190210</text:p>
          </table:table-cell>
          <table:table-cell table:number-columns-repeated="4"/>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row>
        <table:table-row table:style-name="ro1">
          <table:table-cell office:value-type="float" office:value="20190216" calcext:value-type="float">
            <text:p>20190216</text:p>
          </table:table-cell>
          <table:table-cell table:number-columns-repeated="4"/>
        </table:table-row>
        <table:table-row table:style-name="ro1">
          <table:table-cell office:value-type="float" office:value="20190217" calcext:value-type="float">
            <text:p>20190217</text:p>
          </table:table-cell>
          <table:table-cell table:number-columns-repeated="4"/>
        </table:table-row>
        <table:table-row table:style-name="ro1">
          <table:table-cell office:value-type="float" office:value="20190218" calcext:value-type="float">
            <text:p>20190218</text:p>
          </table:table-cell>
          <table:table-cell table:number-columns-repeated="4"/>
        </table:table-row>
        <table:table-row table:style-name="ro1">
          <table:table-cell office:value-type="float" office:value="20190219" calcext:value-type="float">
            <text:p>20190219</text:p>
          </table:table-cell>
          <table:table-cell table:number-columns-repeated="4"/>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row>
        <table:table-row table:style-name="ro1">
          <table:table-cell office:value-type="float" office:value="20190224" calcext:value-type="float">
            <text:p>20190224</text:p>
          </table:table-cell>
          <table:table-cell table:number-columns-repeated="4"/>
        </table:table-row>
        <table:table-row table:style-name="ro1">
          <table:table-cell office:value-type="float" office:value="20190225" calcext:value-type="float">
            <text:p>20190225</text:p>
          </table:table-cell>
          <table:table-cell table:number-columns-repeated="4"/>
        </table:table-row>
        <table:table-row table:style-name="ro1">
          <table:table-cell office:value-type="float" office:value="20190226" calcext:value-type="float">
            <text:p>20190226</text:p>
          </table:table-cell>
          <table:table-cell table:number-columns-repeated="4"/>
        </table:table-row>
        <table:table-row table:style-name="ro1">
          <table:table-cell office:value-type="float" office:value="20190227" calcext:value-type="float">
            <text:p>20190227</text:p>
          </table:table-cell>
          <table:table-cell table:number-columns-repeated="4"/>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3"/>
        </table:table-row>
        <table:table-row table:style-name="ro1">
          <table:table-cell office:value-type="float" office:value="20190301" calcext:value-type="float">
            <text:p>20190301</text:p>
          </table:table-cell>
          <table:table-cell table:number-columns-repeated="4"/>
        </table:table-row>
        <table:table-row table:style-name="ro1">
          <table:table-cell office:value-type="float" office:value="20190302" calcext:value-type="float">
            <text:p>20190302</text:p>
          </table:table-cell>
          <table:table-cell table:number-columns-repeated="4"/>
        </table:table-row>
        <table:table-row table:style-name="ro1">
          <table:table-cell office:value-type="float" office:value="20190303" calcext:value-type="float">
            <text:p>20190303</text:p>
          </table:table-cell>
          <table:table-cell table:number-columns-repeated="4"/>
        </table:table-row>
        <table:table-row table:style-name="ro1">
          <table:table-cell office:value-type="float" office:value="20190304" calcext:value-type="float">
            <text:p>20190304</text:p>
          </table:table-cell>
          <table:table-cell table:number-columns-repeated="4"/>
        </table:table-row>
        <table:table-row table:style-name="ro1">
          <table:table-cell office:value-type="float" office:value="20190305" calcext:value-type="float">
            <text:p>20190305</text:p>
          </table:table-cell>
          <table:table-cell table:number-columns-repeated="4"/>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row>
        <table:table-row table:style-name="ro1">
          <table:table-cell office:value-type="float" office:value="20190307" calcext:value-type="float">
            <text:p>20190307</text:p>
          </table:table-cell>
          <table:table-cell table:number-columns-repeated="4"/>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row>
        <table:table-row table:style-name="ro1">
          <table:table-cell office:value-type="float" office:value="20190309" calcext:value-type="float">
            <text:p>20190309</text:p>
          </table:table-cell>
          <table:table-cell table:number-columns-repeated="4"/>
        </table:table-row>
        <table:table-row table:style-name="ro1">
          <table:table-cell office:value-type="float" office:value="20190310" calcext:value-type="float">
            <text:p>20190310</text:p>
          </table:table-cell>
          <table:table-cell table:number-columns-repeated="4"/>
        </table:table-row>
        <table:table-row table:style-name="ro1">
          <table:table-cell office:value-type="float" office:value="20190311" calcext:value-type="float">
            <text:p>20190311</text:p>
          </table:table-cell>
          <table:table-cell table:number-columns-repeated="4"/>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row>
        <table:table-row table:style-name="ro1">
          <table:table-cell office:value-type="float" office:value="20190316" calcext:value-type="float">
            <text:p>20190316</text:p>
          </table:table-cell>
          <table:table-cell table:number-columns-repeated="4"/>
        </table:table-row>
        <table:table-row table:style-name="ro1">
          <table:table-cell office:value-type="float" office:value="20190317" calcext:value-type="float">
            <text:p>20190317</text:p>
          </table:table-cell>
          <table:table-cell table:number-columns-repeated="4"/>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row>
        <table:table-row table:style-name="ro1">
          <table:table-cell office:value-type="float" office:value="20190319" calcext:value-type="float">
            <text:p>20190319</text:p>
          </table:table-cell>
          <table:table-cell table:number-columns-repeated="4"/>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row>
        <table:table-row table:style-name="ro1">
          <table:table-cell office:value-type="float" office:value="20190325" calcext:value-type="float">
            <text:p>20190325</text:p>
          </table:table-cell>
          <table:table-cell table:number-columns-repeated="4"/>
        </table:table-row>
        <table:table-row table:style-name="ro1">
          <table:table-cell office:value-type="float" office:value="20190326" calcext:value-type="float">
            <text:p>20190326</text:p>
          </table:table-cell>
          <table:table-cell table:number-columns-repeated="4"/>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row>
        <table:table-row table:style-name="ro1">
          <table:table-cell office:value-type="float" office:value="20190328" calcext:value-type="float">
            <text:p>20190328</text:p>
          </table:table-cell>
          <table:table-cell table:number-columns-repeated="4"/>
        </table:table-row>
        <table:table-row table:style-name="ro1">
          <table:table-cell office:value-type="float" office:value="20190329" calcext:value-type="float">
            <text:p>20190329</text:p>
          </table:table-cell>
          <table:table-cell table:number-columns-repeated="4"/>
        </table:table-row>
        <table:table-row table:style-name="ro1">
          <table:table-cell office:value-type="float" office:value="20190330" calcext:value-type="float">
            <text:p>20190330</text:p>
          </table:table-cell>
          <table:table-cell table:number-columns-repeated="4"/>
        </table:table-row>
        <table:table-row table:style-name="ro1">
          <table:table-cell office:value-type="float" office:value="20190331" calcext:value-type="float">
            <text:p>20190331</text:p>
          </table:table-cell>
          <table:table-cell table:number-columns-repeated="4"/>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3"/>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row>
        <table:table-row table:style-name="ro1">
          <table:table-cell office:value-type="float" office:value="20190403" calcext:value-type="float">
            <text:p>20190403</text:p>
          </table:table-cell>
          <table:table-cell table:number-columns-repeated="4"/>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row>
        <table:table-row table:style-name="ro1">
          <table:table-cell office:value-type="float" office:value="20190405" calcext:value-type="float">
            <text:p>20190405</text:p>
          </table:table-cell>
          <table:table-cell table:number-columns-repeated="4"/>
        </table:table-row>
        <table:table-row table:style-name="ro1">
          <table:table-cell office:value-type="float" office:value="20190406" calcext:value-type="float">
            <text:p>20190406</text:p>
          </table:table-cell>
          <table:table-cell table:number-columns-repeated="4"/>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row>
        <table:table-row table:style-name="ro1">
          <table:table-cell office:value-type="float" office:value="20190409" calcext:value-type="float">
            <text:p>20190409</text:p>
          </table:table-cell>
          <table:table-cell table:number-columns-repeated="4"/>
        </table:table-row>
        <table:table-row table:style-name="ro1">
          <table:table-cell office:value-type="float" office:value="20190410" calcext:value-type="float">
            <text:p>20190410</text:p>
          </table:table-cell>
          <table:table-cell table:number-columns-repeated="4"/>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row>
        <table:table-row table:style-name="ro1">
          <table:table-cell office:value-type="float" office:value="20190412" calcext:value-type="float">
            <text:p>20190412</text:p>
          </table:table-cell>
          <table:table-cell table:number-columns-repeated="4"/>
        </table:table-row>
        <table:table-row table:style-name="ro1">
          <table:table-cell office:value-type="float" office:value="20190413" calcext:value-type="float">
            <text:p>20190413</text:p>
          </table:table-cell>
          <table:table-cell table:number-columns-repeated="4"/>
        </table:table-row>
        <table:table-row table:style-name="ro1">
          <table:table-cell office:value-type="float" office:value="20190414" calcext:value-type="float">
            <text:p>20190414</text:p>
          </table:table-cell>
          <table:table-cell table:number-columns-repeated="4"/>
        </table:table-row>
        <table:table-row table:style-name="ro1">
          <table:table-cell office:value-type="float" office:value="20190415" calcext:value-type="float">
            <text:p>20190415</text:p>
          </table:table-cell>
          <table:table-cell table:number-columns-repeated="4"/>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row>
        <table:table-row table:style-name="ro1">
          <table:table-cell office:value-type="float" office:value="20190417" calcext:value-type="float">
            <text:p>20190417</text:p>
          </table:table-cell>
          <table:table-cell table:number-columns-repeated="3"/>
          <table:table-cell office:value-type="string" calcext:value-type="string">
            <text:p>Παγκόσμια Ημέρα Αγροτικής Πάλης, Παγκόσμια Ημέρα Αιμορροφιλίας</text:p>
          </table:table-cell>
        </table:table-row>
        <table:table-row table:style-name="ro1">
          <table:table-cell office:value-type="float" office:value="20190418" calcext:value-type="float">
            <text:p>20190418</text:p>
          </table:table-cell>
          <table:table-cell table:number-columns-repeated="3"/>
          <table:table-cell office:value-type="string" calcext:value-type="string">
            <text:p>Παγκόσμια Ημέρα Μνημείων και Τοποθεσιών</text:p>
          </table:table-cell>
        </table:table-row>
        <table:table-row table:style-name="ro1">
          <table:table-cell office:value-type="float" office:value="20190419" calcext:value-type="float">
            <text:p>20190419</text:p>
          </table:table-cell>
          <table:table-cell table:number-columns-repeated="4"/>
        </table:table-row>
        <table:table-row table:style-name="ro1">
          <table:table-cell office:value-type="float" office:value="20190420" calcext:value-type="float">
            <text:p>20190420</text:p>
          </table:table-cell>
          <table:table-cell table:number-columns-repeated="4"/>
        </table:table-row>
        <table:table-row table:style-name="ro1">
          <table:table-cell office:value-type="float" office:value="20190421" calcext:value-type="float">
            <text:p>20190421</text:p>
          </table:table-cell>
          <table:table-cell table:number-columns-repeated="3"/>
          <table:table-cell office:value-type="string" calcext:value-type="string">
            <text:p>Επέτειος ίδρυσης της Ρώμης </text:p>
          </table:table-cell>
        </table:table-row>
        <table:table-row table:style-name="ro1">
          <table:table-cell office:value-type="float" office:value="20190422" calcext:value-type="float">
            <text:p>20190422</text:p>
          </table:table-cell>
          <table:table-cell table:number-columns-repeated="3"/>
          <table:table-cell office:value-type="string" calcext:value-type="string">
            <text:p>Παγκόσμια Ημέρα της Γης</text:p>
          </table:table-cell>
        </table:table-row>
        <table:table-row table:style-name="ro1">
          <table:table-cell office:value-type="float" office:value="20190423" calcext:value-type="float">
            <text:p>20190423</text:p>
          </table:table-cell>
          <table:table-cell table:number-columns-repeated="3"/>
          <table:table-cell office:value-type="string" calcext:value-type="string">
            <text:p>Παγκόσμια Ημέρα Βιβλίου</text:p>
          </table:table-cell>
        </table:table-row>
        <table:table-row table:style-name="ro1">
          <table:table-cell office:value-type="float" office:value="20190424" calcext:value-type="float">
            <text:p>20190424</text:p>
          </table:table-cell>
          <table:table-cell table:number-columns-repeated="3"/>
          <table:table-cell office:value-type="string" calcext:value-type="string">
            <text:p>Ημέρα μνήμης της Γενοκτονίας των Αρμενίων, Παγκόσμια Ημέρα Κατάργησης των Πειραμάτων σε Ζώα</text:p>
          </table:table-cell>
        </table:table-row>
        <table:table-row table:style-name="ro1">
          <table:table-cell office:value-type="float" office:value="20190425" calcext:value-type="float">
            <text:p>20190425</text:p>
          </table:table-cell>
          <table:table-cell table:number-columns-repeated="3"/>
          <table:table-cell office:value-type="string" calcext:value-type="string">
            <text:p>Παγκόσμια Ημέρα κατά της Ελονοσίας</text:p>
          </table:table-cell>
        </table:table-row>
        <table:table-row table:style-name="ro1">
          <table:table-cell office:value-type="float" office:value="20190426" calcext:value-type="float">
            <text:p>20190426</text:p>
          </table:table-cell>
          <table:table-cell table:number-columns-repeated="3"/>
          <table:table-cell office:value-type="string" calcext:value-type="string">
            <text:p>Παγκόσμια Ημέρα Διανοητικής Ιδιοκτησίας</text:p>
          </table:table-cell>
        </table:table-row>
        <table:table-row table:style-name="ro1">
          <table:table-cell office:value-type="float" office:value="20190427" calcext:value-type="float">
            <text:p>20190427</text:p>
          </table:table-cell>
          <table:table-cell table:number-columns-repeated="3"/>
          <table:table-cell office:value-type="string" calcext:value-type="string">
            <text:p>Παγκόσμια Ημέρα Σχεδίου (Graphic Design)</text:p>
          </table:table-cell>
        </table:table-row>
        <table:table-row table:style-name="ro1">
          <table:table-cell office:value-type="float" office:value="20190428" calcext:value-type="float">
            <text:p>20190428</text:p>
          </table:table-cell>
          <table:table-cell table:number-columns-repeated="3"/>
          <table:table-cell office:value-type="string" calcext:value-type="string">
            <text:p>Διεθνής Ημέρα Μνήμης Εργατών, Παγκόσμια Ημέρα για την Υγεία και την Ασφάλεια στην Εργασία</text:p>
          </table:table-cell>
        </table:table-row>
        <table:table-row table:style-name="ro1">
          <table:table-cell office:value-type="float" office:value="20190429" calcext:value-type="float">
            <text:p>20190429</text:p>
          </table:table-cell>
          <table:table-cell table:number-columns-repeated="3"/>
          <table:table-cell office:value-type="string" calcext:value-type="string">
            <text:p>Παγκόσμια Ημέρα Χορού</text:p>
          </table:table-cell>
        </table:table-row>
        <table:table-row table:style-name="ro1">
          <table:table-cell office:value-type="float" office:value="20190430" calcext:value-type="float">
            <text:p>20190430</text:p>
          </table:table-cell>
          <table:table-cell/>
          <table:table-cell office:value-type="string" calcext:value-type="string">
            <text:p>Ιακώβ (Ιάκωβος), Ιακωβίνα (Ζακελίνα)</text:p>
          </table:table-cell>
          <table:table-cell/>
          <table:table-cell office:value-type="string" calcext:value-type="string">
            <text:p>Παγκόσμια Ημέρα κατά της Σωματικής Τιμωρίας</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3"/>
        </table:table-row>
        <table:table-row table:style-name="ro1">
          <table:table-cell office:value-type="float" office:value="20190501" calcext:value-type="float">
            <text:p>20190501</text:p>
          </table:table-cell>
          <table:table-cell table:number-columns-repeated="2"/>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row>
        <table:table-row table:style-name="ro1">
          <table:table-cell office:value-type="float" office:value="20190502" calcext:value-type="float">
            <text:p>20190502</text:p>
          </table:table-cell>
          <table:table-cell table:number-columns-repeated="3"/>
          <table:table-cell office:value-type="string" calcext:value-type="string">
            <text:p>Διεθνής Ημέρα των Blogger</text:p>
          </table:table-cell>
        </table:table-row>
        <table:table-row table:style-name="ro1">
          <table:table-cell office:value-type="float" office:value="20190503" calcext:value-type="float">
            <text:p>20190503</text:p>
          </table:table-cell>
          <table:table-cell table:number-columns-repeated="3"/>
          <table:table-cell office:value-type="string" calcext:value-type="string">
            <text:p>Παγκόσμια Ημέρα Ελευθεροτυπίας</text:p>
          </table:table-cell>
        </table:table-row>
        <table:table-row table:style-name="ro1">
          <table:table-cell office:value-type="float" office:value="20190504" calcext:value-type="float">
            <text:p>20190504</text:p>
          </table:table-cell>
          <table:table-cell table:number-columns-repeated="3"/>
          <table:table-cell office:value-type="string" calcext:value-type="string">
            <text:p>Παγκόσμια Ημέρα Πολέμου των Άστρων (Star Wars), Παγκόσμια Ημέρα για τη Νομιμοποίηση της Κάνναβης</text:p>
          </table:table-cell>
        </table:table-row>
        <table:table-row table:style-name="ro1">
          <table:table-cell office:value-type="float" office:value="20190505" calcext:value-type="float">
            <text:p>20190505</text:p>
          </table:table-cell>
          <table:table-cell table:number-columns-repeated="3"/>
          <table:table-cell office:value-type="string" calcext:value-type="string">
            <text:p>Διεθνής Ημέρα Μαιών, Παγκόσμια Ημέρα Άσθματος, Παγκόσμια Ημέρα Γέλιου</text:p>
          </table:table-cell>
        </table:table-row>
        <table:table-row table:style-name="ro1">
          <table:table-cell office:value-type="float" office:value="20190506" calcext:value-type="float">
            <text:p>20190506</text:p>
          </table:table-cell>
          <table:table-cell table:number-columns-repeated="4"/>
        </table:table-row>
        <table:table-row table:style-name="ro1">
          <table:table-cell office:value-type="float" office:value="20190507" calcext:value-type="float">
            <text:p>20190507</text:p>
          </table:table-cell>
          <table:table-cell table:number-columns-repeated="4"/>
        </table:table-row>
        <table:table-row table:style-name="ro1">
          <table:table-cell office:value-type="float" office:value="20190508" calcext:value-type="float">
            <text:p>20190508</text:p>
          </table:table-cell>
          <table:table-cell table:number-columns-repeated="3"/>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row>
        <table:table-row table:style-name="ro1">
          <table:table-cell office:value-type="float" office:value="20190509" calcext:value-type="float">
            <text:p>20190509</text:p>
          </table:table-cell>
          <table:table-cell table:number-columns-repeated="3"/>
          <table:table-cell office:value-type="string" calcext:value-type="string">
            <text:p>Ημέρα της Νίκης των Λαών αντί του Φασισμού, Ημέρα της Ευρώπης</text:p>
          </table:table-cell>
        </table:table-row>
        <table:table-row table:style-name="ro1">
          <table:table-cell office:value-type="float" office:value="20190510" calcext:value-type="float">
            <text:p>20190510</text:p>
          </table:table-cell>
          <table:table-cell table:number-columns-repeated="4"/>
        </table:table-row>
        <table:table-row table:style-name="ro1">
          <table:table-cell office:value-type="float" office:value="20190511" calcext:value-type="float">
            <text:p>20190511</text:p>
          </table:table-cell>
          <table:table-cell table:number-columns-repeated="4"/>
        </table:table-row>
        <table:table-row table:style-name="ro1">
          <table:table-cell office:value-type="float" office:value="20190512" calcext:value-type="float">
            <text:p>20190512</text:p>
          </table:table-cell>
          <table:table-cell table:number-columns-repeated="3"/>
          <table:table-cell office:value-type="string" calcext:value-type="string">
            <text:p>Παγκόσμια Ημέρα της Μητέρας, Διεθνής Ημέρα Αδελφών Νοσοκόμων</text:p>
          </table:table-cell>
        </table:table-row>
        <table:table-row table:style-name="ro1">
          <table:table-cell office:value-type="float" office:value="20190513" calcext:value-type="float">
            <text:p>20190513</text:p>
          </table:table-cell>
          <table:table-cell table:number-columns-repeated="4"/>
        </table:table-row>
        <table:table-row table:style-name="ro1">
          <table:table-cell office:value-type="float" office:value="20190514" calcext:value-type="float">
            <text:p>20190514</text:p>
          </table:table-cell>
          <table:table-cell table:number-columns-repeated="4"/>
        </table:table-row>
        <table:table-row table:style-name="ro1">
          <table:table-cell office:value-type="float" office:value="20190515" calcext:value-type="float">
            <text:p>20190515</text:p>
          </table:table-cell>
          <table:table-cell table:number-columns-repeated="3"/>
          <table:table-cell office:value-type="string" calcext:value-type="string">
            <text:p>Διεθνής Ημέρα Οικογένειας, Διεθνής Ημέρα Αντιρρησιών Συνείδησης</text:p>
          </table:table-cell>
        </table:table-row>
        <table:table-row table:style-name="ro1">
          <table:table-cell office:value-type="float" office:value="20190516" calcext:value-type="float">
            <text:p>20190516</text:p>
          </table:table-cell>
          <table:table-cell table:number-columns-repeated="4"/>
        </table:table-row>
        <table:table-row table:style-name="ro1">
          <table:table-cell office:value-type="float" office:value="20190517" calcext:value-type="float">
            <text:p>20190517</text:p>
          </table:table-cell>
          <table:table-cell table:number-columns-repeated="3"/>
          <table:table-cell office:value-type="string" calcext:value-type="string">
            <text:p>Διεθνής Ημέρα κατά της Ομοφοβίας, Παγκόσμια Ημέρα Τηλεπικοινωνιών και Κοινωνίας της Πληροφορίας</text:p>
          </table:table-cell>
        </table:table-row>
        <table:table-row table:style-name="ro1">
          <table:table-cell office:value-type="float" office:value="20190518" calcext:value-type="float">
            <text:p>20190518</text:p>
          </table:table-cell>
          <table:table-cell table:number-columns-repeated="3"/>
          <table:table-cell office:value-type="string" calcext:value-type="string">
            <text:p>Διεθνής Ημέρα Μουσείων</text:p>
          </table:table-cell>
        </table:table-row>
        <table:table-row table:style-name="ro1">
          <table:table-cell office:value-type="float" office:value="20190519" calcext:value-type="float">
            <text:p>20190519</text:p>
          </table:table-cell>
          <table:table-cell table:number-columns-repeated="3"/>
          <table:table-cell office:value-type="string" calcext:value-type="string">
            <text:p>Ημέρα Μνήμης της Γενοκτονίας των Ποντίων, Παγκόσμια Ημέρα κατά της Ηπατίτιδας</text:p>
          </table:table-cell>
        </table:table-row>
        <table:table-row table:style-name="ro1">
          <table:table-cell office:value-type="float" office:value="20190520" calcext:value-type="float">
            <text:p>20190520</text:p>
          </table:table-cell>
          <table:table-cell table:number-columns-repeated="4"/>
        </table:table-row>
        <table:table-row table:style-name="ro1">
          <table:table-cell office:value-type="float" office:value="20190521" calcext:value-type="float">
            <text:p>20190521</text:p>
          </table:table-cell>
          <table:table-cell table:number-columns-repeated="3"/>
          <table:table-cell office:value-type="string" calcext:value-type="string">
            <text:p>Παγκόσμια Ημέρα Πολιτισμού</text:p>
          </table:table-cell>
        </table:table-row>
        <table:table-row table:style-name="ro1">
          <table:table-cell office:value-type="float" office:value="20190522" calcext:value-type="float">
            <text:p>20190522</text:p>
          </table:table-cell>
          <table:table-cell table:number-columns-repeated="3"/>
          <table:table-cell office:value-type="string" calcext:value-type="string">
            <text:p>Παγκόσμια Ημέρα Βιοποικιλότητας</text:p>
          </table:table-cell>
        </table:table-row>
        <table:table-row table:style-name="ro1">
          <table:table-cell office:value-type="float" office:value="20190523" calcext:value-type="float">
            <text:p>20190523</text:p>
          </table:table-cell>
          <table:table-cell table:number-columns-repeated="3"/>
          <table:table-cell office:value-type="string" calcext:value-type="string">
            <text:p>Παγκόσμια Ημέρα Χελώνας</text:p>
          </table:table-cell>
        </table:table-row>
        <table:table-row table:style-name="ro1">
          <table:table-cell office:value-type="float" office:value="20190524" calcext:value-type="float">
            <text:p>20190524</text:p>
          </table:table-cell>
          <table:table-cell table:number-columns-repeated="3"/>
          <table:table-cell office:value-type="string" calcext:value-type="string">
            <text:p>Ευρωπαϊκή Ημέρα Πάρκων</text:p>
          </table:table-cell>
        </table:table-row>
        <table:table-row table:style-name="ro1">
          <table:table-cell office:value-type="float" office:value="20190525" calcext:value-type="float">
            <text:p>20190525</text:p>
          </table:table-cell>
          <table:table-cell table:number-columns-repeated="3"/>
          <table:table-cell office:value-type="string" calcext:value-type="string">
            <text:p>Ημέρα Περηφάνιας των Geeks, Ημέρα της Πετσέτας (Hitchhiker's Guide)</text:p>
          </table:table-cell>
        </table:table-row>
        <table:table-row table:style-name="ro1">
          <table:table-cell office:value-type="float" office:value="20190526" calcext:value-type="float">
            <text:p>20190526</text:p>
          </table:table-cell>
          <table:table-cell table:number-columns-repeated="4"/>
        </table:table-row>
        <table:table-row table:style-name="ro1">
          <table:table-cell office:value-type="float" office:value="20190527" calcext:value-type="float">
            <text:p>20190527</text:p>
          </table:table-cell>
          <table:table-cell table:number-columns-repeated="4"/>
        </table:table-row>
        <table:table-row table:style-name="ro1">
          <table:table-cell office:value-type="float" office:value="20190528" calcext:value-type="float">
            <text:p>20190528</text:p>
          </table:table-cell>
          <table:table-cell table:number-columns-repeated="4"/>
        </table:table-row>
        <table:table-row table:style-name="ro1">
          <table:table-cell office:value-type="float" office:value="20190529" calcext:value-type="float">
            <text:p>20190529</text:p>
          </table:table-cell>
          <table:table-cell table:number-columns-repeated="3"/>
          <table:table-cell office:value-type="string" calcext:value-type="string">
            <text:p>Παγκόσμια Ημέρα των Κυανοκράνων</text:p>
          </table:table-cell>
        </table:table-row>
        <table:table-row table:style-name="ro1">
          <table:table-cell office:value-type="float" office:value="20190530" calcext:value-type="float">
            <text:p>20190530</text:p>
          </table:table-cell>
          <table:table-cell table:number-columns-repeated="4"/>
        </table:table-row>
        <table:table-row table:style-name="ro1">
          <table:table-cell office:value-type="float" office:value="20190531" calcext:value-type="float">
            <text:p>20190531</text:p>
          </table:table-cell>
          <table:table-cell table:number-columns-repeated="3"/>
          <table:table-cell office:value-type="string" calcext:value-type="string">
            <text:p>Παγκόσμια Ημέρα κατά του Καπνίσματος</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3"/>
        </table:table-row>
        <table:table-row table:style-name="ro1">
          <table:table-cell office:value-type="float" office:value="20190601" calcext:value-type="float">
            <text:p>20190601</text:p>
          </table:table-cell>
          <table:table-cell table:number-columns-repeated="3"/>
          <table:table-cell office:value-type="string" calcext:value-type="string">
            <text:p>Παγκόσμια Ημέρα Γάλακτος, Παγκόσμια Ημέρα Γονέων, Παγκόσμια Ημέρα Παιδιών</text:p>
          </table:table-cell>
        </table:table-row>
        <table:table-row table:style-name="ro1">
          <table:table-cell office:value-type="float" office:value="20190602" calcext:value-type="float">
            <text:p>20190602</text:p>
          </table:table-cell>
          <table:table-cell table:number-columns-repeated="4"/>
        </table:table-row>
        <table:table-row table:style-name="ro1">
          <table:table-cell office:value-type="float" office:value="20190603" calcext:value-type="float">
            <text:p>20190603</text:p>
          </table:table-cell>
          <table:table-cell table:number-columns-repeated="4"/>
        </table:table-row>
        <table:table-row table:style-name="ro1">
          <table:table-cell office:value-type="float" office:value="20190604" calcext:value-type="float">
            <text:p>20190604</text:p>
          </table:table-cell>
          <table:table-cell table:number-columns-repeated="3"/>
          <table:table-cell office:value-type="string" calcext:value-type="string">
            <text:p>Διεθνής Ημέρα κατά της Επιθετικότητας εναντίον των Παιδιών</text:p>
          </table:table-cell>
        </table:table-row>
        <table:table-row table:style-name="ro1">
          <table:table-cell office:value-type="float" office:value="20190605" calcext:value-type="float">
            <text:p>20190605</text:p>
          </table:table-cell>
          <table:table-cell table:number-columns-repeated="3"/>
          <table:table-cell office:value-type="string" calcext:value-type="string">
            <text:p>Παγκόσμια Ημέρα Περιβάλλοντος</text:p>
          </table:table-cell>
        </table:table-row>
        <table:table-row table:style-name="ro1">
          <table:table-cell office:value-type="float" office:value="20190606" calcext:value-type="float">
            <text:p>20190606</text:p>
          </table:table-cell>
          <table:table-cell table:number-columns-repeated="4"/>
        </table:table-row>
        <table:table-row table:style-name="ro1">
          <table:table-cell office:value-type="float" office:value="20190607" calcext:value-type="float">
            <text:p>20190607</text:p>
          </table:table-cell>
          <table:table-cell table:number-columns-repeated="4"/>
        </table:table-row>
        <table:table-row table:style-name="ro1">
          <table:table-cell office:value-type="float" office:value="20190608" calcext:value-type="float">
            <text:p>20190608</text:p>
          </table:table-cell>
          <table:table-cell table:number-columns-repeated="3"/>
          <table:table-cell office:value-type="string" calcext:value-type="string">
            <text:p>Παγκόσμια Ημέρα Ωκεανών</text:p>
          </table:table-cell>
        </table:table-row>
        <table:table-row table:style-name="ro1">
          <table:table-cell office:value-type="float" office:value="20190609" calcext:value-type="float">
            <text:p>20190609</text:p>
          </table:table-cell>
          <table:table-cell table:number-columns-repeated="4"/>
        </table:table-row>
        <table:table-row table:style-name="ro1">
          <table:table-cell office:value-type="float" office:value="20190610" calcext:value-type="float">
            <text:p>20190610</text:p>
          </table:table-cell>
          <table:table-cell table:number-columns-repeated="4"/>
        </table:table-row>
        <table:table-row table:style-name="ro1">
          <table:table-cell office:value-type="float" office:value="20190611" calcext:value-type="float">
            <text:p>20190611</text:p>
          </table:table-cell>
          <table:table-cell table:number-columns-repeated="4"/>
        </table:table-row>
        <table:table-row table:style-name="ro1">
          <table:table-cell office:value-type="float" office:value="20190612" calcext:value-type="float">
            <text:p>20190612</text:p>
          </table:table-cell>
          <table:table-cell table:number-columns-repeated="3"/>
          <table:table-cell office:value-type="string" calcext:value-type="string">
            <text:p>Παγκόσμια Ημέρα κατά της Παιδικής Εργασίας</text:p>
          </table:table-cell>
        </table:table-row>
        <table:table-row table:style-name="ro1">
          <table:table-cell office:value-type="float" office:value="20190613" calcext:value-type="float">
            <text:p>20190613</text:p>
          </table:table-cell>
          <table:table-cell table:number-columns-repeated="4"/>
        </table:table-row>
        <table:table-row table:style-name="ro1">
          <table:table-cell office:value-type="float" office:value="20190614" calcext:value-type="float">
            <text:p>20190614</text:p>
          </table:table-cell>
          <table:table-cell table:number-columns-repeated="3"/>
          <table:table-cell office:value-type="string" calcext:value-type="string">
            <text:p>Παγκόσμια Ημέρα Εθελοντή Αιμοδότη</text:p>
          </table:table-cell>
        </table:table-row>
        <table:table-row table:style-name="ro1">
          <table:table-cell office:value-type="float" office:value="20190615" calcext:value-type="float">
            <text:p>20190615</text:p>
          </table:table-cell>
          <table:table-cell table:number-columns-repeated="3"/>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row>
        <table:table-row table:style-name="ro1">
          <table:table-cell office:value-type="float" office:value="20190616" calcext:value-type="float">
            <text:p>20190616</text:p>
          </table:table-cell>
          <table:table-cell table:number-columns-repeated="3"/>
          <table:table-cell office:value-type="string" calcext:value-type="string">
            <text:p>Παγκόσμια Ημέρα του Πατέρα</text:p>
          </table:table-cell>
        </table:table-row>
        <table:table-row table:style-name="ro1">
          <table:table-cell office:value-type="float" office:value="20190617" calcext:value-type="float">
            <text:p>20190617</text:p>
          </table:table-cell>
          <table:table-cell table:number-columns-repeated="2"/>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row>
        <table:table-row table:style-name="ro1">
          <table:table-cell office:value-type="float" office:value="20190618" calcext:value-type="float">
            <text:p>20190618</text:p>
          </table:table-cell>
          <table:table-cell table:number-columns-repeated="3"/>
          <table:table-cell office:value-type="string" calcext:value-type="string">
            <text:p>Ημέρα Περηφάνιας Αυτιστικών</text:p>
          </table:table-cell>
        </table:table-row>
        <table:table-row table:style-name="ro1">
          <table:table-cell office:value-type="float" office:value="20190619" calcext:value-type="float">
            <text:p>20190619</text:p>
          </table:table-cell>
          <table:table-cell table:number-columns-repeated="4"/>
        </table:table-row>
        <table:table-row table:style-name="ro1">
          <table:table-cell office:value-type="float" office:value="20190620" calcext:value-type="float">
            <text:p>20190620</text:p>
          </table:table-cell>
          <table:table-cell table:number-columns-repeated="3"/>
          <table:table-cell office:value-type="string" calcext:value-type="string">
            <text:p>Παγκόσμια Ημέρα Προσφύγων, Παγκόσμια Ημέρα Κυματοδρομίας</text:p>
          </table:table-cell>
        </table:table-row>
        <table:table-row table:style-name="ro1">
          <table:table-cell office:value-type="float" office:value="20190621" calcext:value-type="float">
            <text:p>20190621</text:p>
          </table:table-cell>
          <table:table-cell table:number-columns-repeated="3"/>
          <table:table-cell office:value-type="string" calcext:value-type="string">
            <text:p>Ευρωπαϊκή Ημέρα Μουσικής, Παγκόσμια ημέρα Γιόγκα, Παγκόσμια Ημέρα Υδρογραφίας</text:p>
          </table:table-cell>
        </table:table-row>
        <table:table-row table:style-name="ro1">
          <table:table-cell office:value-type="float" office:value="20190622" calcext:value-type="float">
            <text:p>20190622</text:p>
          </table:table-cell>
          <table:table-cell table:number-columns-repeated="3"/>
          <table:table-cell office:value-type="string" calcext:value-type="string">
            <text:p>Παγκόσμια Ημέρα Σκαραβαίου (Αυτοκινήτου)</text:p>
          </table:table-cell>
        </table:table-row>
        <table:table-row table:style-name="ro1">
          <table:table-cell office:value-type="float" office:value="20190623" calcext:value-type="float">
            <text:p>20190623</text:p>
          </table:table-cell>
          <table:table-cell table:number-columns-repeated="3"/>
          <table:table-cell office:value-type="string" calcext:value-type="string">
            <text:p>Ολυμπιακή Ημέρα</text:p>
          </table:table-cell>
        </table:table-row>
        <table:table-row table:style-name="ro1">
          <table:table-cell office:value-type="float" office:value="20190624" calcext:value-type="float">
            <text:p>20190624</text:p>
          </table:table-cell>
          <table:table-cell table:number-columns-repeated="4"/>
        </table:table-row>
        <table:table-row table:style-name="ro1">
          <table:table-cell office:value-type="float" office:value="20190625" calcext:value-type="float">
            <text:p>20190625</text:p>
          </table:table-cell>
          <table:table-cell table:number-columns-repeated="4"/>
        </table:table-row>
        <table:table-row table:style-name="ro1">
          <table:table-cell office:value-type="float" office:value="20190626" calcext:value-type="float">
            <text:p>20190626</text:p>
          </table:table-cell>
          <table:table-cell table:number-columns-repeated="3"/>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row>
        <table:table-row table:style-name="ro1">
          <table:table-cell office:value-type="float" office:value="20190627" calcext:value-type="float">
            <text:p>20190627</text:p>
          </table:table-cell>
          <table:table-cell table:number-columns-repeated="3"/>
          <table:table-cell office:value-type="string" calcext:value-type="string">
            <text:p>Διεθνής Ημέρα Ομοφυλοφιλικής Υπερηφάνειας</text:p>
          </table:table-cell>
        </table:table-row>
        <table:table-row table:style-name="ro1">
          <table:table-cell office:value-type="float" office:value="20190628" calcext:value-type="float">
            <text:p>20190628</text:p>
          </table:table-cell>
          <table:table-cell table:number-columns-repeated="4"/>
        </table:table-row>
        <table:table-row table:style-name="ro1">
          <table:table-cell office:value-type="float" office:value="20190629" calcext:value-type="float">
            <text:p>20190629</text:p>
          </table:table-cell>
          <table:table-cell table:number-columns-repeated="4"/>
        </table:table-row>
        <table:table-row table:style-name="ro1">
          <table:table-cell office:value-type="float" office:value="20190630" calcext:value-type="float">
            <text:p>20190630</text:p>
          </table:table-cell>
          <table:table-cell table:number-columns-repeated="4"/>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3"/>
        </table:table-row>
        <table:table-row table:style-name="ro1">
          <table:table-cell office:value-type="float" office:value="20190701" calcext:value-type="float">
            <text:p>20190701</text:p>
          </table:table-cell>
          <table:table-cell table:number-columns-repeated="4"/>
        </table:table-row>
        <table:table-row table:style-name="ro1">
          <table:table-cell office:value-type="float" office:value="20190702" calcext:value-type="float">
            <text:p>20190702</text:p>
          </table:table-cell>
          <table:table-cell table:number-columns-repeated="3"/>
          <table:table-cell office:value-type="string" calcext:value-type="string">
            <text:p>Παγκόσμια Ημέρα ΑΤΙΑ</text:p>
          </table:table-cell>
        </table:table-row>
        <table:table-row table:style-name="ro1">
          <table:table-cell office:value-type="float" office:value="20190703" calcext:value-type="float">
            <text:p>20190703</text:p>
          </table:table-cell>
          <table:table-cell table:number-columns-repeated="4"/>
        </table:table-row>
        <table:table-row table:style-name="ro1">
          <table:table-cell office:value-type="float" office:value="20190704" calcext:value-type="float">
            <text:p>20190704</text:p>
          </table:table-cell>
          <table:table-cell table:number-columns-repeated="4"/>
        </table:table-row>
        <table:table-row table:style-name="ro1">
          <table:table-cell office:value-type="float" office:value="20190705" calcext:value-type="float">
            <text:p>20190705</text:p>
          </table:table-cell>
          <table:table-cell table:number-columns-repeated="4"/>
        </table:table-row>
        <table:table-row table:style-name="ro1">
          <table:table-cell office:value-type="float" office:value="20190706" calcext:value-type="float">
            <text:p>20190706</text:p>
          </table:table-cell>
          <table:table-cell table:number-columns-repeated="4"/>
        </table:table-row>
        <table:table-row table:style-name="ro1">
          <table:table-cell office:value-type="float" office:value="20190707" calcext:value-type="float">
            <text:p>20190707</text:p>
          </table:table-cell>
          <table:table-cell table:number-columns-repeated="3"/>
          <table:table-cell office:value-type="string" calcext:value-type="string">
            <text:p>Παγκόσμια Ημέρα Συνεταιρισμών</text:p>
          </table:table-cell>
        </table:table-row>
        <table:table-row table:style-name="ro1">
          <table:table-cell office:value-type="float" office:value="20190708" calcext:value-type="float">
            <text:p>20190708</text:p>
          </table:table-cell>
          <table:table-cell table:number-columns-repeated="3"/>
          <table:table-cell office:value-type="string" calcext:value-type="string">
            <text:p>Παγκόσμια Ημέρα Αλλεργίας</text:p>
          </table:table-cell>
        </table:table-row>
        <table:table-row table:style-name="ro1">
          <table:table-cell office:value-type="float" office:value="20190709" calcext:value-type="float">
            <text:p>20190709</text:p>
          </table:table-cell>
          <table:table-cell table:number-columns-repeated="4"/>
        </table:table-row>
        <table:table-row table:style-name="ro1">
          <table:table-cell office:value-type="float" office:value="20190710" calcext:value-type="float">
            <text:p>20190710</text:p>
          </table:table-cell>
          <table:table-cell table:number-columns-repeated="4"/>
        </table:table-row>
        <table:table-row table:style-name="ro1">
          <table:table-cell office:value-type="float" office:value="20190711" calcext:value-type="float">
            <text:p>20190711</text:p>
          </table:table-cell>
          <table:table-cell table:number-columns-repeated="3"/>
          <table:table-cell office:value-type="string" calcext:value-type="string">
            <text:p>Παγκόσμια Ημέρα Πληθυσμών</text:p>
          </table:table-cell>
        </table:table-row>
        <table:table-row table:style-name="ro1">
          <table:table-cell office:value-type="float" office:value="20190712" calcext:value-type="float">
            <text:p>20190712</text:p>
          </table:table-cell>
          <table:table-cell table:number-columns-repeated="4"/>
        </table:table-row>
        <table:table-row table:style-name="ro1">
          <table:table-cell office:value-type="float" office:value="20190713" calcext:value-type="float">
            <text:p>20190713</text:p>
          </table:table-cell>
          <table:table-cell table:number-columns-repeated="4"/>
        </table:table-row>
        <table:table-row table:style-name="ro1">
          <table:table-cell office:value-type="float" office:value="20190714" calcext:value-type="float">
            <text:p>20190714</text:p>
          </table:table-cell>
          <table:table-cell table:number-columns-repeated="4"/>
        </table:table-row>
        <table:table-row table:style-name="ro1">
          <table:table-cell office:value-type="float" office:value="20190715" calcext:value-type="float">
            <text:p>20190715</text:p>
          </table:table-cell>
          <table:table-cell table:number-columns-repeated="4"/>
        </table:table-row>
        <table:table-row table:style-name="ro1">
          <table:table-cell office:value-type="float" office:value="20190716" calcext:value-type="float">
            <text:p>20190716</text:p>
          </table:table-cell>
          <table:table-cell table:number-columns-repeated="4"/>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3"/>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3"/>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3"/>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3"/>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3"/>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2">00/00/0000</text:date>, <text:time style:data-style-name="N2" text:time-value="15:19:41.40722633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3-02T15:59:00.808187397</dc:date>
    <meta:editing-duration>P3DT6H30M1S</meta:editing-duration>
    <meta:editing-cycles>343</meta:editing-cycles>
    <meta:generator>LibreOffice/6.3.4.2.0$Linux_X86_64 LibreOffice_project/30$Build-2</meta:generator>
    <meta:document-statistic meta:table-count="1" meta:cell-count="905" meta:object-count="0"/>
  </office:meta>
</office:document-meta>
</file>